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6">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Table1" style:family="table">
      <style:table-properties table:align="center"/>
    </style:style>
    <style:style style:name="Table1.A" style:family="table-column">
      <style:table-column-properties style:rel-column-width="1638*"/>
    </style:style>
    <style:style style:name="Table1.B" style:family="table-column">
      <style:table-column-properties style:rel-column-width="22937*"/>
    </style:style>
    <style:style style:name="Table1.C" style:family="table-column">
      <style:table-column-properties style:rel-column-width="40959*"/>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1638*"/>
    </style:style>
    <style:style style:name="Table2.B" style:family="table-column">
      <style:table-column-properties style:rel-column-width="22937*"/>
    </style:style>
    <style:style style:name="Table2.C" style:family="table-column">
      <style:table-column-properties style:rel-column-width="40959*"/>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1638*"/>
    </style:style>
    <style:style style:name="Table3.B" style:family="table-column">
      <style:table-column-properties style:rel-column-width="22937*"/>
    </style:style>
    <style:style style:name="Table3.C" style:family="table-column">
      <style:table-column-properties style:rel-column-width="40959*"/>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1638*"/>
    </style:style>
    <style:style style:name="Table4.B" style:family="table-column">
      <style:table-column-properties style:rel-column-width="22937*"/>
    </style:style>
    <style:style style:name="Table4.C" style:family="table-column">
      <style:table-column-properties style:rel-column-width="40959*"/>
    </style:style>
    <style:style style:name="Table4.A1" style:family="table-cell">
      <style:table-cell-properties fo:border="none"/>
    </style:style>
  </office:automatic-styles>
  <office:body>
    <office:text>
      <text:h text:style-name="Title">Lectura y escritura de ficheros con Java</text:h>
      <text:p text:style-name="Author">Adolfo Sanz De Diego</text:p>
      <text:p text:style-name="Date">Junio de 2011</text:p>
      <text:h text:style-name="Heading_20_1" text:outline-level="1">Ficheros en Java</text:h>
      <text:p text:style-name="First_20_paragraph">Java es multiplataforma, e intenta aislarse del sistema de ficheros, aunque no consigue evitarlo del todo.</text:p>
      <text:p text:style-name="Text_20_body">Utiliza el clase <text:span text:style-name="T1">File</text:span> del paquete java.io:</text:p>
      <text:list text:style-name="L1">
        <text:list-item>
          <text:p text:style-name="P1">Está pensada para realizar operaciones de <text:span text:style-name="T2">información</text:span> sobre archivos.</text:p>
        </text:list-item>
        <text:list-item>
          <text:p text:style-name="P1">No proporciona métodos de acceso a los archivos.</text:p>
        </text:list-item>
        <text:list-item>
          <text:p text:style-name="P1">Sólo proporciona operaciones a nivel de sistema de archivos:</text:p>
          <text:list text:style-name="L2">
            <text:list-item>
              <text:p text:style-name="P2">listado de archivos,</text:p>
            </text:list-item>
            <text:list-item>
              <text:p text:style-name="P2">crear carpetas,</text:p>
            </text:list-item>
            <text:list-item>
              <text:p text:style-name="P2">borrar ficheros,</text:p>
            </text:list-item>
            <text:list-item>
              <text:p text:style-name="P2">cambiar nombre,</text:p>
            </text:list-item>
            <text:list-item>
              <text:p text:style-name="P2">etc.</text:p>
            </text:list-item>
          </text:list>
        </text:list-item>
      </text:list>
      <text:h text:style-name="Heading_20_1" text:outline-level="1">Uso de la clase File</text:h>
      <text:p text:style-name="First_20_paragraph">Utiliza como único argumento una cadena que representa una <text:span text:style-name="T3">ruta</text:span> (ya sea absoluta o relativa) en el sistema de archivos. El problema es que a veces se utiliza / otras \ etc.</text:p>
      <text:p text:style-name="Text_20_body">La clase File tiene variables estáticas que nos facilitan la tarea:</text:p>
      <text:list text:style-name="L3">
        <text:list-item>
          <text:p text:style-name="P3"><text:span text:style-name="T4">separator</text:span>: El carácter separador de nombres de archivo y carpetas.</text:p>
          <text:list text:style-name="L4">
            <text:list-item>
              <text:p text:style-name="P4">/ para Linux</text:p>
            </text:list-item>
            <text:list-item>
              <text:p text:style-name="P4">\ para Windows (que debe escribirse \\).</text:p>
            </text:list-item>
          </text:list>
        </text:list-item>
        <text:list-item>
          <text:p text:style-name="P3"><text:span text:style-name="T5">pathSeparator</text:span>: El carácter separador de rutas de archivo que permite poner más de un archivo en una ruta.</text:p>
          <text:list text:style-name="L5">
            <text:list-item>
              <text:p text:style-name="P5">: para Linux</text:p>
            </text:list-item>
            <text:list-item>
              <text:p text:style-name="P5">; para Windows.</text:p>
            </text:list-item>
          </text:list>
        </text:list-item>
      </text:list>
      <text:h text:style-name="Heading_20_1" text:outline-level="1">Métodos de File</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span text:style-name="T6"> </text:span> <text:span text:style-name="T7"> </text:span> <text:span text:style-name="T8"> </text:span> **</text:p>
          </table:table-cell>
          <table:table-cell table:style-name="Table1.A1" office:value-type="string">
            <text:p text:style-name="Table_20_Contents">boolean isDirectory()<text:span text:style-name="T9"> </text:span><text:span text:style-name="T10">boolean</text:span><text:span text:style-name="T11"> </text:span><text:span text:style-name="T12">isFile()</text:span> boolean exists()<text:span text:style-name="T13"> </text:span><text:span text:style-name="T14">boolean</text:span><text:span text:style-name="T15"> </text:span><text:span text:style-name="T16">canRead()</text:span> boolean canWrite()<text:span text:style-name="T17"> </text:span><text:span text:style-name="T18">boolean</text:span><text:span text:style-name="T19"> </text:span><text:span text:style-name="T20">isHidden()</text:span> boolean isAbsolute()**</text:p>
          </table:table-cell>
          <table:table-cell table:style-name="Table1.A1" office:value-type="string">
            <text:p text:style-name="Table_20_Contents">Devuelve true si es una carpeta Devuelve true si es un archivo Devuelve true si existe la carpeta o archivo Devuelve true si se puede leer Devuelve true si se puede escribir Devuelve true si es oculto Devuelve true si la ruta es absoluta</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T21"> </text:span> <text:span text:style-name="T22"> </text:span> <text:span text:style-name="T23"> </text:span> **</text:p>
          </table:table-cell>
          <table:table-cell table:style-name="Table2.A1" office:value-type="string">
            <text:p text:style-name="Table_20_Contents">String getAbsolutePath()<text:span text:style-name="T24"> </text:span><text:span text:style-name="T25">File</text:span><text:span text:style-name="T26"> </text:span><text:span text:style-name="T27">getAbsoluteFile()</text:span> String getName()<text:span text:style-name="T28"> </text:span><text:span text:style-name="T29">String</text:span><text:span text:style-name="T30"> </text:span><text:span text:style-name="T31">getParent()</text:span> File getParentFile()<text:span text:style-name="T32"> </text:span><text:span text:style-name="T33">boolean</text:span><text:span text:style-name="T34"> </text:span><text:span text:style-name="T35">setReadOnly()</text:span> boolean delete()**</text:p>
          </table:table-cell>
          <table:table-cell table:style-name="Table2.A1" office:value-type="string">
            <text:p text:style-name="Table_20_Contents">Devuelve una cadena con la ruta absoluta Devuelve un objeto File con la ruta absoluta Devuelve una cadena con el nombre de la carpeta o archivo Devuelve el nombre de la carpeta superior o null si no tiene Devuelve un objeto File la carpeta superior o null si no tiene Activa el atributo de sólo lectura Devuelve true si borra la carpeta o archivo</text:p>
          </table: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Table_20_Contents"><text:span text:style-name="T36"> </text:span> <text:span text:style-name="T37"> </text:span> **</text:p>
          </table:table-cell>
          <table:table-cell table:style-name="Table3.A1" office:value-type="string">
            <text:p text:style-name="Table_20_Contents">boolean mkdir()<text:span text:style-name="T38"> </text:span><text:span text:style-name="T39">boolean</text:span><text:span text:style-name="T40"> </text:span><text:span text:style-name="T41">mkdirs()</text:span> String[] list()<text:span text:style-name="T42"> </text:span><text:span text:style-name="T43">File[]</text:span><text:span text:style-name="T44"> </text:span><text:span text:style-name="T45">listfiles()</text:span> static File[] listRoots()**</text:p>
          </table:table-cell>
          <table:table-cell table:style-name="Table3.A1" office:value-type="string">
            <text:p text:style-name="Table_20_Contents">Devuelve true si consigue crear una carpeta Devuelve true si consigue crear una carpeta y si hace falta toda la estructura Devuelve un array con los nombres de los ficheros Devuelve un array de objetos File con los ficheros del directorio Devuelve un array de objetos File con los ficheros de la carpeta raíz</text:p>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T46"> </text:span> **</text:p>
          </table:table-cell>
          <table:table-cell table:style-name="Table4.A1" office:value-type="string">
            <text:p text:style-name="Table_20_Contents">boolean renameTo(File f2)<text:span text:style-name="T47"> </text:span><text:span text:style-name="T48">long</text:span><text:span text:style-name="T49"> </text:span><text:span text:style-name="T50">length()</text:span> boolean createNewFile()**</text:p>
          </table:table-cell>
          <table:table-cell table:style-name="Table4.A1" office:value-type="string">
            <text:p text:style-name="Table_20_Contents">Devuelve true si consigue cambiar el nombre por el de f2 Devuelve el tamaño del archivo en bytes Devuelve true si consigue crear el archivo, false si ya estaba creado, y IOEXception si falla Borra el archivo cuando finaliza la ejecución del programa</text:p>
          </table:table-cell>
        </table:table-row>
      </table:table>
      <text:h text:style-name="Heading_20_1" text:outline-level="1">Ejemplo lectura fichero</text:h>
      <text:p text:style-name="P6">BufferedReader fichero = null;</text:p>
      <text:p text:style-name="P7">StringBuilder texto = null;</text:p>
      <text:p text:style-name="P8">try{</text:p>
      <text:p text:style-name="P9"><text:s text:c="4"/>fichero = new BufferedReader(new FileReader("texto.txt"));</text:p>
      <text:p text:style-name="P10"><text:s text:c="4"/>String linea = fichero.readLine();</text:p>
      <text:p text:style-name="P11"><text:s text:c="4"/>while (linea != null) {</text:p>
      <text:p text:style-name="P12"><text:s text:c="8"/>texto.append(linea);</text:p>
      <text:p text:style-name="P13"><text:s text:c="8"/>linea = fichero.readLine();</text:p>
      <text:p text:style-name="P14"><text:s text:c="4"/>}</text:p>
      <text:p text:style-name="P15">} catch(Exception e){</text:p>
      <text:p text:style-name="P16"><text:s text:c="4"/>System.out.println("Error"+e.toString());</text:p>
      <text:p text:style-name="P17">} finally {</text:p>
      <text:p text:style-name="P18"><text:s text:c="4"/>try {</text:p>
      <text:p text:style-name="P19"><text:s text:c="8"/>if (fichero != null) fichero.close();</text:p>
      <text:p text:style-name="P20"><text:s text:c="4"/>} catch(Exception e){</text:p>
      <text:p text:style-name="P21"><text:s text:c="8"/>System.out.println("Error"+e.toString());</text:p>
      <text:p text:style-name="P22"><text:s text:c="4"/>}</text:p>
      <text:p text:style-name="P23">}</text:p>
      <text:p text:style-name="P24">// salida por pantalla</text:p>
      <text:p text:style-name="P25">System.out.println(texto);</text:p>
      <text:h text:style-name="Heading_20_1" text:outline-level="1">Ejemplo escritura fichero</text:h>
      <text:p text:style-name="P26">PrintWriter fichero = null;</text:p>
      <text:p text:style-name="P27">try</text:p>
      <text:p text:style-name="P28">{</text:p>
      <text:p text:style-name="P29"><text:s text:c="4"/>// si append == true <text:s text:c="1"/>escribe al final del fichero</text:p>
      <text:p text:style-name="P30"><text:s text:c="4"/>// si append == false sobrescribe el fichero</text:p>
      <text:p text:style-name="P31"><text:s text:c="4"/>boolean append = false;</text:p>
      <text:p text:style-name="P32"><text:s text:c="4"/>fichero = new PrintWriter(new FileWriter("texto.txt", append));</text:p>
      <text:p text:style-name="P33"><text:s text:c="4"/>for (int i = 0; i &lt; 10; i++) {</text:p>
      <text:p text:style-name="P34"><text:s text:c="8"/>fichero.println("Linea " + i);</text:p>
      <text:p text:style-name="P35"><text:s text:c="4"/>}</text:p>
      <text:p text:style-name="P36">} catch (Exception e) {</text:p>
      <text:p text:style-name="P37"><text:s text:c="4"/>e.printStackTrace();</text:p>
      <text:p text:style-name="P38">} finally {</text:p>
      <text:p text:style-name="P39"><text:s text:c="3"/>try {</text:p>
      <text:p text:style-name="P40"><text:s text:c="5"/>if (null != fichero) fichero.close();</text:p>
      <text:p text:style-name="P41"><text:s text:c="3"/>} catch (Exception e) {</text:p>
      <text:p text:style-name="P42"><text:s text:c="6"/>e.printStackTrace();</text:p>
      <text:p text:style-name="P43"><text:s text:c="3"/>}</text:p>
      <text:p text:style-name="P44">}</text:p>
      <text:h text:style-name="Heading_20_1" text:outline-level="1">XML en Java</text:h>
      <text:p text:style-name="First_20_paragraph">Existen numerosas librerías para procesar XML en Java.</text:p>
      <text:p text:style-name="Text_20_body"><text:span text:style-name="T51">XStream</text:span> nos permite parsear <text:span text:style-name="T52">POJO</text:span> (Plain Old Java Objects) a XML y viceversa.</text:p>
      <text:p text:style-name="Text_20_body">Caracteristicas de XStream:</text:p>
      <text:list text:style-name="L6">
        <text:list-item>
          <text:p text:style-name="P45"><text:span text:style-name="T53">Fácil</text:span><text:span text:style-name="T54"> </text:span><text:span text:style-name="T55">de</text:span><text:span text:style-name="T56"> </text:span><text:span text:style-name="T57">usar</text:span>.</text:p>
        </text:list-item>
        <text:list-item>
          <text:p text:style-name="P45"><text:span text:style-name="T58">No</text:span><text:span text:style-name="T59"> </text:span><text:span text:style-name="T60">requiere</text:span><text:span text:style-name="T61"> </text:span><text:span text:style-name="T62">mapeos</text:span>.</text:p>
        </text:list-item>
        <text:list-item>
          <text:p text:style-name="P45"><text:span text:style-name="T63">Alto</text:span><text:span text:style-name="T64"> </text:span><text:span text:style-name="T65">rendimiento</text:span>.</text:p>
        </text:list-item>
        <text:list-item>
          <text:p text:style-name="P45"><text:span text:style-name="T66">XML</text:span><text:span text:style-name="T67"> </text:span><text:span text:style-name="T68">Limpio</text:span>.</text:p>
        </text:list-item>
        <text:list-item>
          <text:p text:style-name="P45"><text:span text:style-name="T69">No</text:span><text:span text:style-name="T70"> </text:span><text:span text:style-name="T71">requiere</text:span><text:span text:style-name="T72"> </text:span><text:span text:style-name="T73">modificar</text:span><text:span text:style-name="T74"> </text:span><text:span text:style-name="T75">los</text:span><text:span text:style-name="T76"> </text:span><text:span text:style-name="T77">objetos</text:span>.</text:p>
        </text:list-item>
        <text:list-item>
          <text:p text:style-name="P45"><text:span text:style-name="T78">Soporte</text:span><text:span text:style-name="T79"> </text:span><text:span text:style-name="T80">completo</text:span><text:span text:style-name="T81"> </text:span><text:span text:style-name="T82">para</text:span><text:span text:style-name="T83"> </text:span><text:span text:style-name="T84">objetos</text:span><text:span text:style-name="T85"> </text:span><text:span text:style-name="T86">complejos</text:span>.</text:p>
        </text:list-item>
        <text:list-item>
          <text:p text:style-name="P45"><text:span text:style-name="T87">Integración</text:span><text:span text:style-name="T88"> </text:span><text:span text:style-name="T89">con</text:span><text:span text:style-name="T90"> </text:span><text:span text:style-name="T91">otras</text:span><text:span text:style-name="T92"> </text:span><text:span text:style-name="T93">API</text:span><text:span text:style-name="T94"> </text:span><text:span text:style-name="T95">de</text:span><text:span text:style-name="T96"> </text:span><text:span text:style-name="T97">XML</text:span>.</text:p>
        </text:list-item>
        <text:list-item>
          <text:p text:style-name="P45"><text:span text:style-name="T98">Estrategias</text:span><text:span text:style-name="T99"> </text:span><text:span text:style-name="T100">de</text:span><text:span text:style-name="T101"> </text:span><text:span text:style-name="T102">conversión</text:span><text:span text:style-name="T103"> </text:span><text:span text:style-name="T104">personalizables</text:span>.</text:p>
        </text:list-item>
        <text:list-item>
          <text:p text:style-name="P45"><text:span text:style-name="T105">Mensajes</text:span><text:span text:style-name="T106"> </text:span><text:span text:style-name="T107">de</text:span><text:span text:style-name="T108"> </text:span><text:span text:style-name="T109">error</text:span><text:span text:style-name="T110"> </text:span><text:span text:style-name="T111">detallados</text:span>.</text:p>
        </text:list-item>
        <text:list-item>
          <text:p text:style-name="P45"><text:span text:style-name="T112">Permite</text:span><text:span text:style-name="T113"> </text:span><text:span text:style-name="T114">otros</text:span><text:span text:style-name="T115"> </text:span><text:span text:style-name="T116">formatos</text:span><text:span text:style-name="T117"> </text:span><text:span text:style-name="T118">de</text:span><text:span text:style-name="T119"> </text:span><text:span text:style-name="T120">salida</text:span><text:span text:style-name="T121"> </text:span><text:span text:style-name="T122">como</text:span><text:span text:style-name="T123"> </text:span><text:span text:style-name="T124">JSON</text:span>.</text:p>
        </text:list-item>
      </text:list>
      <text:h text:style-name="Heading_20_1" text:outline-level="1">Ejemplo XStream: POJO</text:h>
      <text:p text:style-name="P46">public class PhoneNumber {</text:p>
      <text:p text:style-name="P47"><text:s text:c="2"/>private int code;</text:p>
      <text:p text:style-name="P48"><text:s text:c="2"/>private String number;</text:p>
      <text:p text:style-name="P49"><text:s text:c="2"/>// ... constructores y métodos</text:p>
      <text:p text:style-name="P50">}</text:p>
      <text:p text:style-name="P51">public class Person {</text:p>
      <text:p text:style-name="P52"><text:s text:c="2"/>private String firstname;</text:p>
      <text:p text:style-name="P53"><text:s text:c="2"/>private String lastname;</text:p>
      <text:p text:style-name="P54"><text:s text:c="2"/>private PhoneNumber phone;</text:p>
      <text:p text:style-name="P55"><text:s text:c="2"/>private PhoneNumber fax;</text:p>
      <text:p text:style-name="P56"><text:s text:c="2"/>// ... constructores y métodos</text:p>
      <text:p text:style-name="P57">}</text:p>
      <text:h text:style-name="Heading_20_1" text:outline-level="1">Ejemplo XStream: XML</text:h>
      <text:p text:style-name="P58">&lt;person&gt;</text:p>
      <text:p text:style-name="P59"><text:s text:c="4"/>&lt;firstname&gt;Joe&lt;/firstname&gt;</text:p>
      <text:p text:style-name="P60"><text:s text:c="4"/>&lt;lastname&gt;Walnes&lt;/lastname&gt;</text:p>
      <text:p text:style-name="P61"><text:s text:c="4"/>&lt;phone&gt;</text:p>
      <text:p text:style-name="P62"><text:s text:c="6"/>&lt;code&gt;123&lt;/code&gt;</text:p>
      <text:p text:style-name="P63"><text:s text:c="6"/>&lt;number&gt;1234-456&lt;/number&gt;</text:p>
      <text:p text:style-name="P64"><text:s text:c="4"/>&lt;/phone&gt;</text:p>
      <text:p text:style-name="P65"><text:s text:c="4"/>&lt;fax&gt;</text:p>
      <text:p text:style-name="P66"><text:s text:c="6"/>&lt;code&gt;123&lt;/code&gt;</text:p>
      <text:p text:style-name="P67"><text:s text:c="6"/>&lt;number&gt;9999-999&lt;/number&gt;</text:p>
      <text:p text:style-name="P68"><text:s text:c="4"/>&lt;/fax&gt;</text:p>
      <text:p text:style-name="P69">&lt;/person&gt;</text:p>
      <text:h text:style-name="Heading_20_1" text:outline-level="1">Ejemplo XStream: Conversión</text:h>
      <text:p text:style-name="First_20_paragraph">POJO to XML</text:p>
      <text:p text:style-name="P70">XStream xstream = new XStream();</text:p>
      <text:p text:style-name="P71">xstream.alias("person", Person.class);</text:p>
      <text:p text:style-name="P72">Person joe = new Person("Joe", "Walnes");</text:p>
      <text:p text:style-name="P73">joe.setPhone(new PhoneNumber(123, "1234-456"));</text:p>
      <text:p text:style-name="P74">joe.setFax(new PhoneNumber(123, "9999-999"));</text:p>
      <text:p text:style-name="P75">String xml = xstream.toXML(joe);</text:p>
      <text:p text:style-name="First_20_paragraph">XML to POJO</text:p>
      <text:p text:style-name="P76">Person newJoe = (Person) xstream.fromXML(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ctura y escritura de ficheros con Java</dc:title>
  </office:meta>
</office:document-meta>
</file>